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upplier_Trait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Supplier_Trait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Supplier_Trait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upplier_Trait_Translations.B1048576">
          <table:error-message table:message-type="stop" table:display="true"/>
        </table:content-validation>
      </table:content-validations>
      <table:table table:name="Supplier_Tra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ster Supplier Indicator</text:p>
          </table:table-cell>
          <table:table-cell table:style-name="ce1" office:value-type="string">
            <text:p>Master Supplier Code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 office:value-type="string">
            <text:p>No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/>
        </table:table-row>
      </table:table>
      <table:table table:name="Supplier_Trait_Translations" table:style-name="ta1" table:print="false">
        <table:table-column table:style-name="co6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3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38M24S</meta:editing-duration>
    <meta:editing-cycles>6</meta:editing-cycles>
    <meta:initial-creator>user user</meta:initial-creator>
    <dc:date>2020-10-29T13:45:16.43</dc:date>
    <dc:creator>Sachin Patel</dc:creator>
    <meta:document-statistic meta:table-count="2" meta:cell-count="10" meta:object-count="0"/>
  </office:meta>
</office:document-meta>
</file>